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Consolas" fo:font-size="10.5pt" style:text-underline-style="solid" style:text-underline-width="auto" style:text-underline-color="font-color" fo:font-weight="normal" officeooo:rsid="0001da1c" officeooo:paragraph-rsid="0001da1c" fo:background-color="#fffffe" style:font-size-asian="12pt" style:font-weight-asian="bold" style:font-size-complex="12pt" style:font-weight-complex="bold"/>
    </style:style>
    <style:style style:name="P2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3" style:family="paragraph" style:parent-style-name="Standard">
      <style:paragraph-properties style:line-height-at-least="0.198in"/>
      <style:text-properties fo:color="#000000" style:font-name="Consolas" fo:font-size="12pt" style:text-underline-style="solid" style:text-underline-width="auto" style:text-underline-color="font-color" fo:font-weight="bold" officeooo:rsid="0002e39a" officeooo:paragraph-rsid="0002e39a" fo:background-color="#fffffe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line-height-at-least="0.198in"/>
      <style:text-properties fo:color="#000000" style:font-name="Consolas" fo:font-size="12pt" style:text-underline-style="solid" style:text-underline-width="auto" style:text-underline-color="font-color" fo:font-weight="bold" officeooo:rsid="000545e4" officeooo:paragraph-rsid="000545e4" fo:background-color="#fffffe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line-height-at-least="0.198in"/>
      <style:text-properties fo:color="#000000" style:font-name="Consolas" fo:font-size="12pt" style:text-underline-style="solid" style:text-underline-width="auto" style:text-underline-color="font-color" fo:font-weight="bold" officeooo:rsid="0006334d" officeooo:paragraph-rsid="0006334d" fo:background-color="#fffffe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line-height-at-least="0.198in"/>
      <style:text-properties fo:color="#000000" style:font-name="Consolas" fo:font-size="12pt" style:text-underline-style="solid" style:text-underline-width="auto" style:text-underline-color="font-color" fo:font-weight="bold" officeooo:rsid="0006334d" officeooo:paragraph-rsid="000e9531" fo:background-color="#fffffe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rsid="0002e39a" officeooo:paragraph-rsid="0002e39a" fo:background-color="#fffff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9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paragraph-rsid="000e9531" fo:background-color="#fffff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rsid="0001da1c" officeooo:paragraph-rsid="0001da1c" fo:background-color="#fffffe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rsid="00007f0c" officeooo:paragraph-rsid="00007f0c" fo:background-color="#fffffe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rsid="0006334d" officeooo:paragraph-rsid="0006334d" fo:background-color="#fffffe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size-complex="10pt"/>
    </style:style>
    <style:style style:name="P14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rsid="0006334d" officeooo:paragraph-rsid="0006334d" fo:background-color="#fffffe" style:font-size-asian="10pt" style:font-weight-asian="bold" style:font-size-complex="10pt" style:font-weight-complex="bold"/>
    </style:style>
    <style:style style:name="P15" style:family="paragraph" style:parent-style-name="Standard">
      <style:paragraph-properties style:line-height-at-least="0.198in"/>
      <style:text-properties fo:color="#000000" style:font-name="Consolas" fo:font-size="10pt" fo:font-weight="normal" officeooo:paragraph-rsid="000e9531" fo:background-color="#fffffe"/>
    </style:style>
    <style:style style:name="P16" style:family="paragraph" style:parent-style-name="Standard">
      <style:paragraph-properties style:line-height-at-least="0.198in"/>
      <style:text-properties fo:color="#000000" fo:font-size="10pt" style:text-underline-style="none" fo:font-weight="normal" officeooo:paragraph-rsid="00007f0c" fo:background-color="#fffffe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style:line-height-at-least="0.198in"/>
      <style:text-properties fo:font-size="12pt" style:text-underline-style="solid" style:text-underline-width="auto" style:text-underline-color="font-color" fo:font-weight="bold" officeooo:rsid="0001da1c" officeooo:paragraph-rsid="0001da1c" fo:background-color="#fffffe" style:font-size-asian="12pt" style:font-weight-asian="bold" style:font-size-complex="12pt" style:font-weight-complex="bold"/>
    </style:style>
    <style:style style:name="P18" style:family="paragraph" style:parent-style-name="Standard">
      <style:paragraph-properties style:line-height-at-least="0.198in"/>
      <style:text-properties fo:color="#008000" style:font-name="Consolas" fo:font-size="10.5pt" style:text-underline-style="solid" style:text-underline-width="auto" style:text-underline-color="font-color" fo:font-weight="normal" officeooo:rsid="0002e39a" officeooo:paragraph-rsid="0002e39a" fo:background-color="#fffffe" style:font-size-asian="12pt" style:font-weight-asian="bold" style:font-size-complex="12pt" style:font-weight-complex="bold"/>
    </style:style>
    <style:style style:name="P19" style:family="paragraph" style:parent-style-name="Standard">
      <style:paragraph-properties style:line-height-at-least="0.198in"/>
      <style:text-properties fo:font-variant="normal" fo:text-transform="none" fo:color="#000000" style:font-name="Consolas" fo:font-size="10pt" fo:letter-spacing="normal" fo:font-style="normal" style:text-underline-style="none" fo:font-weight="normal" officeooo:rsid="00073fcb" officeooo:paragraph-rsid="00073fcb" fo:background-color="#fffffe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style:line-height-at-least="0.198in"/>
      <style:text-properties fo:font-variant="normal" fo:text-transform="none" fo:color="#000000" style:font-name="Lato" fo:font-size="12pt" fo:letter-spacing="normal" fo:font-style="normal" style:text-underline-style="none" fo:font-weight="bold" officeooo:paragraph-rsid="000e9531" fo:background-color="#fffffe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Heading_20_2">
      <style:paragraph-properties style:line-height-at-least="0.198in"/>
      <style:text-properties fo:font-variant="normal" fo:text-transform="none" fo:color="#000000" style:font-name="Lato" fo:font-size="12pt" fo:letter-spacing="normal" fo:font-style="normal" style:text-underline-style="solid" style:text-underline-width="auto" style:text-underline-color="font-color" fo:font-weight="bold" officeooo:rsid="00007f0c" officeooo:paragraph-rsid="00007f0c" fo:background-color="#fffffe" style:font-size-asian="12pt" style:font-weight-asian="bold" style:font-size-complex="12pt" style:font-weight-complex="bold"/>
    </style:style>
    <style:style style:name="P22" style:family="paragraph" style:parent-style-name="Heading_20_2">
      <style:paragraph-properties style:line-height-at-least="0.198in"/>
      <style:text-properties fo:font-variant="normal" fo:text-transform="none" fo:color="#000000" style:font-name="Lato" fo:font-size="12pt" fo:letter-spacing="normal" fo:font-style="normal" style:text-underline-style="solid" style:text-underline-width="auto" style:text-underline-color="font-color" fo:font-weight="bold" officeooo:rsid="00007f0c" officeooo:paragraph-rsid="0001da1c" fo:background-color="#fffffe" style:font-size-asian="12pt" style:font-weight-asian="bold" style:font-size-complex="12pt" style:font-weight-complex="bold"/>
    </style:style>
    <style:style style:name="P23" style:family="paragraph" style:parent-style-name="Heading_20_2">
      <style:paragraph-properties style:line-height-at-least="0.198in"/>
      <style:text-properties fo:font-variant="normal" fo:text-transform="none" fo:color="#000000" style:font-name="Lato" fo:font-size="12pt" fo:letter-spacing="normal" fo:font-style="normal" style:text-underline-style="solid" style:text-underline-width="auto" style:text-underline-color="font-color" fo:font-weight="bold" officeooo:rsid="00073fcb" officeooo:paragraph-rsid="00073fcb" fo:background-color="#fffffe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Heading_20_2">
      <style:paragraph-properties style:line-height-at-least="0.198in"/>
      <style:text-properties fo:color="#000000" style:font-name="Consolas" fo:font-size="10pt" style:text-underline-style="none" fo:font-weight="normal" officeooo:paragraph-rsid="0001da1c" fo:background-color="#fffffe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style:line-height-at-least="0.198in"/>
      <style:text-properties fo:font-variant="normal" fo:text-transform="none" fo:color="#000000" style:font-name="Lato" fo:font-size="12pt" fo:letter-spacing="normal" fo:font-style="normal" style:text-underline-style="solid" style:text-underline-width="auto" style:text-underline-color="font-color" fo:font-weight="bold" officeooo:rsid="00073fcb" officeooo:paragraph-rsid="00073fcb" fo:background-color="#fffffe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style:line-height-at-least="0.198in" fo:text-align="center" style:justify-single-word="false"/>
      <style:text-properties fo:color="#000000" style:font-name="Consolas" fo:font-size="16pt" fo:font-style="normal" style:text-underline-style="solid" style:text-underline-width="auto" style:text-underline-color="font-color" fo:font-weight="bold" officeooo:rsid="00007f0c" officeooo:paragraph-rsid="00007f0c" fo:background-color="#fffffe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style:line-height-at-least="0.198in" fo:text-align="start" style:justify-single-word="false"/>
      <style:text-properties fo:color="#000000" style:font-name="Consolas" fo:font-size="16pt" fo:font-style="normal" style:text-underline-style="solid" style:text-underline-width="auto" style:text-underline-color="font-color" fo:font-weight="bold" officeooo:rsid="00007f0c" officeooo:paragraph-rsid="00007f0c" fo:background-color="#fffffe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rsid="0002e39a" fo:background-color="#fffffe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officeooo:rsid="0006334d" officeooo:paragraph-rsid="0006334d" fo:background-color="#fffffe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style:line-height-at-least="0.198in"/>
      <style:text-properties fo:color="#000000" style:font-name="Consolas" fo:font-size="12pt" style:text-underline-style="solid" style:text-underline-width="auto" style:text-underline-color="font-color" fo:font-weight="bold" officeooo:paragraph-rsid="0006334d" fo:background-color="#fffffe" style:font-size-asian="12pt" style:font-weight-asian="bold" style:font-size-complex="12pt" style:font-weight-complex="bold"/>
    </style:style>
    <style:style style:name="P32" style:family="paragraph" style:parent-style-name="Standard">
      <style:paragraph-properties style:line-height-at-least="0.198in"/>
      <style:text-properties fo:color="#000000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style:font-name="Lato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style:font-name="Lato" fo:font-size="12pt" fo:letter-spacing="normal" fo:font-style="normal" style:text-underline-style="solid" style:text-underline-width="auto" style:text-underline-color="font-color" fo:font-weight="bold" officeooo:rsid="00007f0c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officeooo:rsid="00061644"/>
    </style:style>
    <style:style style:name="T4" style:family="text">
      <style:text-properties fo:color="#0000ff"/>
    </style:style>
    <style:style style:name="T5" style:family="text">
      <style:text-properties fo:color="#0000ff" style:font-name="Consolas"/>
    </style:style>
    <style:style style:name="T6" style:family="text">
      <style:text-properties fo:color="#0000ff" style:font-name="Consolas" fo:font-size="10.5pt" fo:font-weight="normal"/>
    </style:style>
    <style:style style:name="T7" style:family="text">
      <style:text-properties fo:color="#0000ff" style:font-name="Consolas" fo:font-weight="normal"/>
    </style:style>
    <style:style style:name="T8" style:family="text">
      <style:text-properties fo:color="#00107e" style:font-name="Consolas"/>
    </style:style>
    <style:style style:name="T9" style:family="text">
      <style:text-properties fo:color="#00107e" style:font-name="Consolas" fo:font-size="10.5pt" fo:font-weight="normal"/>
    </style:style>
    <style:style style:name="T10" style:family="text">
      <style:text-properties fo:color="#00107e" style:font-name="Consolas" fo:font-weight="normal"/>
    </style:style>
    <style:style style:name="T11" style:family="text">
      <style:text-properties fo:color="#09885a" style:font-name="Consolas"/>
    </style:style>
    <style:style style:name="T12" style:family="text">
      <style:text-properties fo:color="#09885a" style:font-name="Consolas" fo:font-size="10.5pt" fo:font-weight="normal"/>
    </style:style>
    <style:style style:name="T13" style:family="text">
      <style:text-properties fo:color="#09885a" style:font-name="Consolas" fo:font-weight="normal"/>
    </style:style>
    <style:style style:name="T14" style:family="text">
      <style:text-properties fo:color="#008080"/>
    </style:style>
    <style:style style:name="T15" style:family="text">
      <style:text-properties style:font-name="Consolas"/>
    </style:style>
    <style:style style:name="T16" style:family="text">
      <style:text-properties style:font-name="Consolas" fo:font-weight="normal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fo:color="#a31515" style:font-name="Consolas"/>
    </style:style>
    <style:style style:name="T19" style:family="text">
      <style:text-properties fo:color="#a31515" style:font-name="Consolas" fo:font-size="10.5pt" fo:font-weight="normal"/>
    </style:style>
    <style:style style:name="T20" style:family="text">
      <style:text-properties fo:color="#a31515" style:font-name="Consolas" fo:font-weight="normal"/>
    </style:style>
    <style:style style:name="T21" style:family="text">
      <style:text-properties officeooo:rsid="0002e39a"/>
    </style:style>
    <style:style style:name="T22" style:family="text">
      <style:text-properties officeooo:rsid="000633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ES6 JAVASCRIPT</text:p>
      <text:p text:style-name="P27"/>
      <text:h text:style-name="P23" text:outline-level="2">Explore Differences Between the var and let keywords</text:h>
      <text:p text:style-name="P19"><text:tab/>let catName;</text:p>
      <text:p text:style-name="P8"><text:tab/>let quote;</text:p>
      <text:p text:style-name="P8"><text:tab/>function catTalk() {</text:p>
      <text:p text:style-name="P8"><text:tab/>"use strict";</text:p>
      <text:p text:style-name="P8"><text:tab/>catName = "Oliver";</text:p>
      <text:p text:style-name="P8"><text:tab/>quote = catName + " says Meow!";</text:p>
      <text:p text:style-name="P8"><text:tab/>}</text:p>
      <text:p text:style-name="P8"><text:tab/>catTalk();</text:p>
      <text:p text:style-name="P25"/>
      <text:p text:style-name="P25">Compare Scopes of the var and let Keywords</text:p>
      <text:p text:style-name="P19"><text:tab/>function checkScope() {</text:p>
      <text:p text:style-name="P8"><text:tab/>'use strict';</text:p>
      <text:p text:style-name="P8"><text:tab/>let i = 'function scope';</text:p>
      <text:p text:style-name="P8"><text:tab/>if (true) {</text:p>
      <text:p text:style-name="P8"><text:tab/>let i = 'block scope';</text:p>
      <text:p text:style-name="P8"><text:tab/>console.log('Block scope i is: ', i);</text:p>
      <text:p text:style-name="P8"><text:tab/>}</text:p>
      <text:p text:style-name="P8"><text:tab/>console.log('Function scope i is: ', i);</text:p>
      <text:p text:style-name="P8"><text:tab/>return i;</text:p>
      <text:p text:style-name="P8"><text:tab/>}</text:p>
      <text:p text:style-name="P25"/>
      <text:p text:style-name="P25">Declare a Read-Only Variable with the const keywords</text:p>
      <text:p text:style-name="P19"><text:tab/>function printManyTimes(str) {</text:p>
      <text:p text:style-name="P8"><text:tab/>"use strict";</text:p>
      <text:p text:style-name="P8"><text:tab/>const SENTENCE = str + " is cool!";</text:p>
      <text:p text:style-name="P8"><text:tab/>for (let i = 0; i &lt; str.length; i+=2) {</text:p>
      <text:p text:style-name="P8"><text:tab/>console.log(sentence);</text:p>
      <text:p text:style-name="P8"><text:tab/>}</text:p>
      <text:p text:style-name="P8"><text:tab/>}</text:p>
      <text:p text:style-name="P8"><text:tab/>printManyTimes("Persevere Code Camp");</text:p>
      <text:p text:style-name="P8"><text:tab/>console.log(SENTENCE)</text:p>
      <text:p text:style-name="P25"/>
      <text:p text:style-name="P25">Mutate an Array Declared with const</text:p>
      <text:p text:style-name="P19"><text:tab/>const s = [5, 7, 2];</text:p>
      <text:p text:style-name="P8"><text:tab/>function editInPlace() {</text:p>
      <text:p text:style-name="P8"><text:tab/>'use strict';</text:p>
      <text:p text:style-name="P8"><text:tab/>s[0] = 2,</text:p>
      <text:p text:style-name="P8"><text:tab/>s[1] = 5,</text:p>
      <text:p text:style-name="P8"><text:tab/>s[2] = 7</text:p>
      <text:p text:style-name="P8"><text:soft-page-break/><text:tab/>}</text:p>
      <text:p text:style-name="P9"><text:tab/>editInPlace();</text:p>
      <text:p text:style-name="P20"/>
      <text:p text:style-name="P15"><text:span text:style-name="T1">Prevent Object Mutation </text:span><text:span text:style-name="T2">Use Arrow <text:s/>Functions to Write Concise Anonymous Functions</text:span></text:p>
      <text:p text:style-name="P8"><text:tab/>Object.freeze(MATH_CONSTANTS)</text:p>
      <text:p text:style-name="Standard"/>
      <text:h text:style-name="P21" text:outline-level="2">Use Arrow <text:s/>Functions to Write Concise Anonymous Functions </text:h>
      <text:p text:style-name="P8"><text:tab/>const magic = () =&gt; {</text:p>
      <text:p text:style-name="P8"><text:tab/>"use strict";</text:p>
      <text:p text:style-name="P8"><text:tab/>return new Date();</text:p>
      <text:p text:style-name="P8"><text:tab/>};</text:p>
      <text:p text:style-name="P11"/>
      <text:h text:style-name="P22" text:outline-level="2">Write Arrow Functions <text:s/>with Parameters</text:h>
      <text:h text:style-name="P24" text:outline-level="2"><text:tab/>const myConcat = (arr1, arr2) =&gt; {</text:h>
      <text:p text:style-name="P8"><text:tab/>"use strict";</text:p>
      <text:p text:style-name="P8"><text:tab/>return arr1.concat(arr2);</text:p>
      <text:p text:style-name="P8"><text:tab/>};</text:p>
      <text:p text:style-name="P16"/>
      <text:p text:style-name="P17">Set Default Parameters for Your Functions</text:p>
      <text:p text:style-name="P10"><text:tab/>const increment = (number, value = 1) =&gt; number + value;</text:p>
      <text:p text:style-name="P1"/>
      <text:p text:style-name="P3">Use the Rest Parameter with Function Parameters</text:p>
      <text:p text:style-name="P7"><text:tab/>const sum = (...args) =&gt; {</text:p>
      <text:p text:style-name="P8"><text:tab/>return args.reduce((a, b) =&gt; a + b, 0);</text:p>
      <text:p text:style-name="P8"><text:tab/>}</text:p>
      <text:p text:style-name="P3"/>
      <text:p text:style-name="P4">Use the Spread Operator <text:span text:style-name="T3">to Evaluate Arrays In-Places</text:span></text:p>
      <text:p text:style-name="P7"><text:tab/>arr2 = [...arr1];</text:p>
      <text:p text:style-name="P18"/>
      <text:p text:style-name="P5">Use Destructuring Assignment to Assign Variables from Objects</text:p>
      <text:p text:style-name="P12"><text:tab/>const AVG_TEMPERATURES = {</text:p>
      <text:p text:style-name="P8"><text:tab/>today: 77.5,</text:p>
      <text:p text:style-name="P8"><text:tab/>tomorrow: 79</text:p>
      <text:p text:style-name="P8"><text:tab/>};</text:p>
      <text:p text:style-name="P8"><text:tab/>function getTempOfTmrw(avgTemperatures) {</text:p>
      <text:p text:style-name="P8"><text:tab/>"use strict";</text:p>
      <text:p text:style-name="P8"><text:tab/>const {tomorrow: tempOfTomorrow} = AVG_TEMPERATURES;</text:p>
      <text:p text:style-name="P8"><text:tab/>return tempOfTomorrow;</text:p>
      <text:p text:style-name="P8"><text:tab/>}</text:p>
      <text:p text:style-name="P8"><text:tab/>console.log(getTempOfTmrw(AVG_TEMPERATURES));</text:p>
      <text:p text:style-name="P12"/>
      <text:p text:style-name="P12"/>
      <text:p text:style-name="P12"/>
      <text:p text:style-name="P31"><text:soft-page-break/><text:span text:style-name="T22">Use Destructuring Assignment to Assign Variables from Nested Objects</text:span></text:p>
      <text:p text:style-name="P8"><text:tab/>const LOCAL_FORECAST = {</text:p>
      <text:p text:style-name="P32"><text:span text:style-name="T15"><text:tab/>today: { min: 72, max: 83 },</text:span></text:p>
      <text:p text:style-name="P32"><text:span text:style-name="T15"><text:tab/>tomorrow: { min: 73.3, max: 84.6 }</text:span></text:p>
      <text:p text:style-name="P32"><text:span text:style-name="T15"><text:tab/>};</text:span></text:p>
      <text:p text:style-name="P32"><text:span text:style-name="T15"><text:tab/>function getMaxOfTmrw(forecast) {</text:span></text:p>
      <text:p text:style-name="P32"><text:span text:style-name="T15"><text:tab/>"use strict";</text:span></text:p>
      <text:p text:style-name="P32"><text:span text:style-name="T15"><text:tab/>const {tomorrow: {max: maxOfTomorrow}} = forecast;</text:span></text:p>
      <text:p text:style-name="P32"><text:span text:style-name="T15"><text:tab/>return maxOfTomorrow;</text:span></text:p>
      <text:p text:style-name="P32"><text:span text:style-name="T15"><text:tab/>}</text:span></text:p>
      <text:p text:style-name="P29"/>
      <text:p text:style-name="P5">Use Destructuring Assignment to Assign Variables from Arrays</text:p>
      <text:p text:style-name="P12"><text:tab/>let a = 8, b = 6;</text:p>
      <text:p text:style-name="P8"><text:tab/>[a, b] = [b, a]</text:p>
      <text:p text:style-name="P2"/>
      <text:p text:style-name="P5">Use Destructuring Assignment with the Rest Parameter to Reassign Array Elements</text:p>
      <text:p text:style-name="P12"><text:tab/>const source = [1,2,3,4,5,6,7,8,9,10];</text:p>
      <text:p text:style-name="P8"><text:tab/>function removeFirstTwo(list) {</text:p>
      <text:p text:style-name="P8"><text:tab/>"use strict";</text:p>
      <text:p text:style-name="P8"><text:tab/>const [a,b,...arr] = list</text:p>
      <text:p text:style-name="P8"><text:tab/>return arr;</text:p>
      <text:p text:style-name="P8"><text:tab/>}</text:p>
      <text:p text:style-name="P8"><text:tab/>const arr = removeFirstTwo(source);</text:p>
      <text:p text:style-name="P8"><text:tab/>console.log(arr);</text:p>
      <text:p text:style-name="P8"><text:tab/>console.log(source);</text:p>
      <text:p text:style-name="P8"/>
      <text:p text:style-name="P5">Use Destructuring Assignment to Pass an Object as a Functions’s Parameters</text:p>
      <text:p text:style-name="P12"><text:tab/>const stats = {</text:p>
      <text:p text:style-name="P8"><text:tab/>max: 56.78,</text:p>
      <text:p text:style-name="P8"><text:tab/>standard_deviation: 4.34,</text:p>
      <text:p text:style-name="P8"><text:tab/>median: 34.54,</text:p>
      <text:p text:style-name="P8"><text:tab/>mode: 23.87,</text:p>
      <text:p text:style-name="P8"><text:tab/>min: -0.75,</text:p>
      <text:p text:style-name="P8"><text:tab/>average: 35.85</text:p>
      <text:p text:style-name="P8"><text:tab/>};</text:p>
      <text:p text:style-name="P8"><text:tab/>const half = ({max, min}) =&gt; (max + min) / 2.0 ; </text:p>
      <text:p text:style-name="P8"><text:tab/>console.log(stats);</text:p>
      <text:p text:style-name="P8"><text:tab/>console.log(half(stats)); </text:p>
      <text:p text:style-name="P5"/>
      <text:p text:style-name="P5">Create Strings using Template Literals</text:p>
      <text:p text:style-name="P12"><text:tab/>const result = {</text:p>
      <text:p text:style-name="P8"><text:tab/>success: ["max-length", "no-amd", "prefer-arrow-functions"],</text:p>
      <text:p text:style-name="P8"><text:tab/>failure: ["no-var", "var-on-top", "linebreak"],</text:p>
      <text:p text:style-name="P8"><text:tab/>skipped: ["id-blacklist", "no-dup-keys"]</text:p>
      <text:p text:style-name="P8"><text:tab/>};</text:p>
      <text:p text:style-name="P8"><text:tab/>function makeList(arr) {</text:p>
      <text:p text:style-name="P8"><text:soft-page-break/><text:tab/>"use strict";</text:p>
      <text:p text:style-name="P8"><text:tab/>const resultDisplayArray = arr.map(x =&gt; `&lt;li class='text-warning'&gt;${x}&lt;/li&gt;`);</text:p>
      <text:p text:style-name="P8"><text:tab/>return resultDisplayArray;</text:p>
      <text:p text:style-name="P8"><text:tab/>}</text:p>
      <text:p text:style-name="P8"><text:tab/>const resultDisplayArray = makeList(result.failure);</text:p>
      <text:p text:style-name="P8"/>
      <text:p text:style-name="P5">Write Concise Object Literal Declarative Functions with ES6</text:p>
      <text:p text:style-name="P12"><text:tab/>const createPerson = (name, age, gender) =&gt; {</text:p>
      <text:p text:style-name="P8"><text:tab/>"use strict";</text:p>
      <text:p text:style-name="P8"><text:tab/>return ({name, age, gender});</text:p>
      <text:p text:style-name="P8"><text:tab/>};</text:p>
      <text:p text:style-name="P8"><text:tab/>console.log(createPerson("Zodiac Hasbro", 56, "male"));</text:p>
      <text:p text:style-name="P2"/>
      <text:p text:style-name="P5">Use Class Syntax to Define a Constructor Function</text:p>
      <text:p text:style-name="P12"><text:tab/>const bicycle = {</text:p>
      <text:p text:style-name="P8"><text:tab/>gear: 2,</text:p>
      <text:p text:style-name="P8"><text:tab/>setGear(newGear) {</text:p>
      <text:p text:style-name="P8"><text:tab/>this.gear = newGear;</text:p>
      <text:p text:style-name="P8"><text:tab/>}</text:p>
      <text:p text:style-name="P8"><text:tab/>};</text:p>
      <text:p text:style-name="P8"><text:tab/>bicycle.setGear(3);</text:p>
      <text:p text:style-name="P9"><text:tab/>console.log(bicycle.gear);</text:p>
      <text:p text:style-name="P6"/>
      <text:p text:style-name="P6">Use getters and stters to Control Access to an object</text:p>
      <text:p text:style-name="P12"><text:tab/>class Thermostat {</text:p>
      <text:p text:style-name="P8"><text:tab/>constructor(fahrenheit) {</text:p>
      <text:p text:style-name="P8"><text:tab/>this._fahrenheit = fahrenheit;</text:p>
      <text:p text:style-name="P8"><text:tab/>}</text:p>
      <text:p text:style-name="P8"><text:tab/>get temperature() {</text:p>
      <text:p text:style-name="P8"><text:tab/>return 5 / 9 * (this._fahrenheit - 32)</text:p>
      <text:p text:style-name="P8"><text:tab/>}</text:p>
      <text:p text:style-name="P8"><text:tab/>set temperature(celcius) {</text:p>
      <text:p text:style-name="P8"><text:tab/>this._fahrenheit = celcius * 9.0 / 5 + 32;</text:p>
      <text:p text:style-name="P8"><text:tab/>}</text:p>
      <text:p text:style-name="P8"><text:tab/>}</text:p>
      <text:p text:style-name="P8"><text:tab/>const thermos = new Thermostat(76);</text:p>
      <text:p text:style-name="P8"><text:tab/>let temp = thermos.temperature;</text:p>
      <text:p text:style-name="P8"><text:tab/>thermos.temperature = 26;</text:p>
      <text:p text:style-name="P8"><text:tab/>temp = thermos.temperature;</text:p>
      <text:p text:style-name="P8"/>
      <text:p text:style-name="P5">Understand the Differences Between import and require</text:p>
      <text:p text:style-name="P12"><text:tab/>"use strict";</text:p>
      <text:p text:style-name="P8"><text:tab/>capitalizeString("hello!");</text:p>
      <text:p text:style-name="P8"><text:tab/>import { capitalizeString } from "string_functions"</text:p>
      <text:p text:style-name="P5"/>
      <text:p text:style-name="P5">Use export to Reuse a Code Block</text:p>
      <text:p text:style-name="P12"><text:tab/>"use strict";</text:p>
      <text:p text:style-name="P8"><text:soft-page-break/><text:tab/>export const foo = "bar";</text:p>
      <text:p text:style-name="P8"><text:tab/>export const bar = "foo";</text:p>
      <text:p text:style-name="P12"/>
      <text:p text:style-name="P5">Use * to import Everything from a File</text:p>
      <text:p text:style-name="P13"><text:tab/>import * as myModule from "capitalize_strings";</text:p>
      <text:p text:style-name="P5"/>
      <text:p text:style-name="P5">Create an Export Fallback with export default</text:p>
      <text:p text:style-name="P14"><text:tab/>export default function subtract(x,y) {return x - y;}</text:p>
      <text:p text:style-name="P5"/>
      <text:p text:style-name="P5">Import a Default Export</text:p>
      <text:p text:style-name="P12"><text:tab/>import subtract from "math_functions";</text:p>
      <text:p text:style-name="P8"><text:tab/>subtract(7,4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11-20T17:01:02.849000000</dc:date>
    <meta:editing-duration>PT1H22M34S</meta:editing-duration>
    <meta:editing-cycles>10</meta:editing-cycles>
    <meta:document-statistic meta:table-count="0" meta:image-count="0" meta:object-count="0" meta:page-count="5" meta:paragraph-count="164" meta:word-count="629" meta:character-count="4369" meta:non-whitespace-character-count="3759"/>
  </office:meta>
</office:document-meta>
</file>